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00" draw:fill-color="#ffcc99" draw:textarea-horizontal-align="justify" draw:textarea-vertical-align="middle" draw:auto-grow-height="false" fo:min-height="1.084cm" fo:min-width="0.77cm"/>
    </style:style>
    <style:style style:name="gr2" style:family="graphic" style:parent-style-name="objectwithoutfill">
      <style:graphic-properties svg:stroke-width="0.053cm" svg:stroke-color="#ff99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84cm" fo:min-width="3.239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ff9900" draw:fill-color="#ffcc99" draw:textarea-horizontal-align="justify" draw:textarea-vertical-align="middle" draw:auto-grow-height="false" fo:min-height="1.584cm" fo:min-width="3.23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87cm" fo:min-width="1.103cm" fo:padding-top="0.151cm" fo:padding-bottom="0.151cm" fo:padding-left="0.276cm" fo:padding-right="0.276cm"/>
    </style:style>
    <style:style style:name="gr8" style:family="graphic" style:parent-style-name="standard">
      <style:graphic-properties svg:stroke-color="#669900" draw:fill-color="#ccff99" draw:textarea-horizontal-align="justify" draw:textarea-vertical-align="middle" draw:auto-grow-height="false" fo:min-height="1.508cm" fo:min-width="1.115cm"/>
    </style:style>
    <style:style style:name="gr9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84cm" fo:min-width="4.135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575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32cm" fo:min-width="3.18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35cm" fo:min-width="1.051cm" fo:padding-top="0.151cm" fo:padding-bottom="0.151cm" fo:padding-left="0.276cm" fo:padding-right="0.276cm"/>
    </style:style>
    <style:style style:name="gr15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32cm" fo:min-width="4.083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  <style:text-properties fo:color="#0000ff"/>
    </style:style>
    <style:style style:name="P6" style:family="paragraph">
      <loext:graphic-properties draw:fill-color="#ccff99"/>
      <style:paragraph-properties fo:text-align="center"/>
    </style:style>
    <style:style style:name="P7" style:family="paragraph">
      <loext:graphic-properties draw:fill="none" draw:fill-color="#ffffff"/>
      <style:text-properties fo:color="#009933"/>
    </style:style>
    <style:style style:name="P8" style:family="paragraph">
      <loext:graphic-properties draw:fill-color="#ffffff"/>
      <style:paragraph-properties fo:text-align="center"/>
      <style:text-properties fo:color="#009933"/>
    </style:style>
    <style:style style:name="P9" style:family="paragraph">
      <loext:graphic-properties draw:fill="none" draw:fill-color="#ffffff"/>
      <style:text-properties fo:color="#0000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ff" fo:font-size="15pt" style:font-size-asian="15pt" style:font-size-complex="15pt"/>
    </style:style>
    <style:style style:name="T3" style:family="text">
      <style:text-properties fo:color="#0000ff" style:text-position="sub 58%" style:font-name="Liberation Sans3" fo:font-size="15pt" style:font-name-asian="Liberation Sans3" style:font-size-asian="15pt" style:font-name-complex="Liberation Sans3" style:font-size-complex="15pt"/>
    </style:style>
    <style:style style:name="T4" style:family="text">
      <style:text-properties fo:color="#0000ff"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5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6" style:family="text">
      <style:text-properties fo:color="#0000ff" style:text-position="0% 100%"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33"/>
    </style:style>
    <style:style style:name="T9" style:family="text">
      <style:text-properties fo:color="#009933" style:text-position="-33% 58%"/>
    </style:style>
    <style:style style:name="T10" style:family="text">
      <style:text-properties fo:color="#009933" fo:font-size="15pt" style:font-size-asian="15pt" style:font-size-complex="15pt"/>
    </style:style>
    <style:style style:name="T11" style:family="text">
      <style:text-properties fo:color="#009933" style:text-position="sub 58%" style:font-name="Liberation Sans3" fo:font-size="15pt" style:font-name-asian="Liberation Sans3" style:font-size-asian="15pt" style:font-name-complex="Liberation Sans3" style:font-size-complex="15pt"/>
    </style:style>
    <style:style style:name="T12" style:family="text">
      <style:text-properties fo:color="#009933"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13" style:family="text">
      <style:text-properties fo:color="#009933" style:text-position="-33% 58%" fo:font-size="15pt" style:font-size-asian="15pt" style:font-size-complex="15pt"/>
    </style:style>
    <style:style style:name="T14" style:family="text">
      <style:text-properties fo:color="#009933" style:text-position="0% 100%" fo:font-size="15pt" style:font-size-asian="15pt" style:font-size-complex="15pt"/>
    </style:style>
    <style:style style:name="T15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667cm" svg:x="1cm" svg:y="9.89cm">
          <text:p text:style-name="P1"><text:span text:style-name="T1">OFLi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2.27cm" svg:y1="9.89cm" svg:x2="4.556cm" svg:y2="6.08cm" draw:start-shape="id1" draw:start-glue-point="4" draw:end-shape="id2" draw:end-glue-point="3" svg:d="M2270 9890v-3810h2286" svg:viewBox="0 0 2287 3811">
          <text:p/>
        </draw:connector>
        <draw:connector draw:style-name="gr2" draw:text-style-name="P3" draw:layer="layout" svg:x1="2.27cm" svg:y1="12.557cm" svg:x2="3.567cm" svg:y2="18.08cm" draw:start-shape="id1" draw:start-glue-point="6" draw:end-shape="id3" draw:end-glue-point="3" svg:d="M2270 12557v5523h1297" svg:viewBox="0 0 1298 5524">
          <text:p/>
        </draw:connector>
        <draw:frame draw:style-name="gr3" draw:text-style-name="P4" draw:layer="layout" svg:width="1.27cm" svg:height="1.016cm" svg:x="1.127cm" svg:y="7.731cm">
          <draw:text-box>
            <text:p>1</text:p>
          </draw:text-box>
        </draw:frame>
        <draw:frame draw:style-name="gr3" draw:text-style-name="P4" draw:layer="layout" svg:width="1.143cm" svg:height="1.016cm" svg:x="1.127cm" svg:y="13.954cm">
          <draw:text-box>
            <text:p>0</text:p>
          </draw:text-box>
        </draw:frame>
        <draw:custom-shape draw:style-name="gr4" draw:text-style-name="P5" xml:id="id2" draw:id="id2" draw:layer="layout" svg:width="3.937cm" svg:height="2.032cm" svg:x="4.556cm" svg:y="5.064cm">
          <text:p text:style-name="P1"><text:span text:style-name="T2">Get OF</text:span><text:span text:style-name="T3">αβ</text:span><text:span text:style-name="T2"> from </text:span></text:p>
          <text:p text:style-name="P1"><text:span text:style-name="T2">Library at similar</text:span></text:p>
          <text:p text:style-name="P1"><text:span text:style-name="T2">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.895cm" svg:height="0.784cm" svg:x="1.762cm" svg:y="3.1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2" xml:id="id4" draw:id="id4" draw:layer="layout" svg:width="3.937cm" svg:height="2.032cm" svg:x="20.023cm" svg:y="9.763cm">
          <text:p text:style-name="P1"><text:span text:style-name="T1">Apply Eq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6" draw:id="id6" draw:layer="layout" svg:width="2.267cm" svg:height="2.313cm" svg:x="16.367cm" svg:y="4.937cm">
          <text:p text:style-name="P1"><text:span text:style-name="T4">OF</text:span><text:span text:style-name="T3">α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2.283cm" svg:height="2.486cm" svg:x="25.257cm" svg:y="9.563cm">
          <text:p text:style-name="P1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3.96cm" svg:y1="10.779cm" svg:x2="25.257cm" svg:y2="10.806cm" draw:start-shape="id4" draw:start-glue-point="1" draw:end-shape="id5" draw:end-glue-point="6" svg:d="M23960 10779h648v27h649" svg:viewBox="0 0 1298 28">
          <text:p/>
        </draw:connector>
        <draw:custom-shape draw:style-name="gr4" draw:text-style-name="P5" xml:id="id3" draw:id="id3" draw:layer="layout" svg:width="3.937cm" svg:height="2.032cm" svg:x="3.567cm" svg:y="17.064cm">
          <text:p text:style-name="P1"><text:span text:style-name="T2">Get D</text:span><text:span text:style-name="T3">αβ </text:span><text:span text:style-name="T4">from </text:span></text:p>
          <text:p text:style-name="P1"><text:span text:style-name="T2">library at </text:span></text:p>
          <text:p text:style-name="P1"><text:span text:style-name="T2">closes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.937cm" svg:height="2.032cm" svg:x="8.217cm" svg:y="17.064cm">
          <text:p text:style-name="P1"><text:span text:style-name="T2">Trimm </text:span><text:span text:style-name="T6">D</text:span><text:span text:style-name="T3">αβ <text:s/></text:span><text:span text:style-name="T4">to </text:span></text:p>
          <text:p text:style-name="P1"><text:span text:style-name="T4">required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8.493cm" svg:y1="6.08cm" svg:x2="16.367cm" svg:y2="6.094cm" draw:start-shape="id2" draw:start-glue-point="1" draw:end-shape="id6" draw:end-glue-point="6" svg:d="M8493 6080h3937v14h3937" svg:viewBox="0 0 7875 15">
          <text:p/>
        </draw:connector>
        <draw:custom-shape draw:style-name="gr7" draw:text-style-name="P5" xml:id="id9" draw:id="id9" draw:layer="layout" svg:width="2.267cm" svg:height="2.313cm" svg:x="19.053cm" svg:y="16.92cm">
          <text:p text:style-name="P1"><text:span text:style-name="T4">OF</text:span><text:span text:style-name="T3">α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7.504cm" svg:y1="18.08cm" svg:x2="8.217cm" svg:y2="18.08cm" draw:start-shape="id3" draw:start-glue-point="1" draw:end-shape="id7" draw:end-glue-point="3" svg:d="M7504 18080h713" svg:viewBox="0 0 714 1">
          <text:p/>
        </draw:connector>
        <draw:connector draw:style-name="gr9" draw:text-style-name="P3" draw:layer="layout" svg:x1="17.738cm" svg:y1="18.08cm" svg:x2="19.053cm" svg:y2="18.077cm" draw:start-shape="id8" draw:start-glue-point="1" draw:end-shape="id9" draw:end-glue-point="6" svg:d="M17738 18080h657v-3h658" svg:viewBox="0 0 1316 4">
          <text:p/>
        </draw:connector>
        <draw:frame draw:style-name="gr10" draw:text-style-name="P4" draw:layer="layout" svg:width="19.844cm" svg:height="0.962cm" svg:x="3.796cm" svg:y="1.508cm">
          <draw:text-box>
            <text:p><text:span text:style-name="T7">OF</text:span> = Optimal Filter <text:s text:c="13"/><text:span text:style-name="T7">MF</text:span>: <text:s/>Matched Filter</text:p>
          </draw:text-box>
        </draw:frame>
        <draw:connector draw:style-name="gr9" draw:text-style-name="P3" draw:layer="layout" svg:x1="18.634cm" svg:y1="6.094cm" svg:x2="21.991cm" svg:y2="9.763cm" draw:start-shape="id6" draw:start-glue-point="10" draw:end-shape="id4" draw:end-glue-point="0" svg:d="M18634 6094h3357v3669" svg:viewBox="0 0 3358 3670">
          <text:p/>
        </draw:connector>
        <draw:custom-shape draw:style-name="gr11" draw:text-style-name="P5" xml:id="id8" draw:id="id8" draw:layer="layout" svg:width="4.833cm" svg:height="2.032cm" svg:x="12.905cm" svg:y="17.064cm">
          <text:p text:style-name="P1"><text:span text:style-name="T2">Decimate Noise</text:span></text:p>
          <text:p text:style-name="P1"><text:span text:style-name="T2">and calculate</text:span></text:p>
          <text:p text:style-name="P1"><text:span text:style-name="T4">NFactor</text:span><text:span text:style-name="T3">αβ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12.154cm" svg:y1="18.08cm" svg:x2="12.905cm" svg:y2="18.08cm" draw:start-shape="id7" draw:start-glue-point="1" draw:end-shape="id8" draw:end-glue-point="3" svg:d="M12154 18080h751" svg:viewBox="0 0 752 1">
          <text:p/>
        </draw:connector>
        <draw:frame draw:style-name="gr12" draw:text-style-name="P7" draw:layer="layout" svg:width="11.381cm" svg:height="1.825cm" svg:x="15.559cm" svg:y="2.905cm">
          <draw:text-box>
            <text:p><text:span text:style-name="T8">Monochromatic library (only E</text:span><text:span text:style-name="T9">calib</text:span><text:span text:style-name="T8"> )</text:span></text:p>
          </draw:text-box>
        </draw:frame>
        <draw:custom-shape draw:style-name="gr13" draw:text-style-name="P8" xml:id="id10" draw:id="id10" draw:layer="layout" svg:width="3.937cm" svg:height="2.032cm" svg:x="4.556cm" svg:y="7.577cm">
          <text:p text:style-name="P1"><text:span text:style-name="T10">Get OF</text:span><text:span text:style-name="T11">Ecalib</text:span><text:span text:style-name="T10"> from </text:span></text:p>
          <text:p text:style-name="P1"><text:span text:style-name="T10">Library at similar</text:span></text:p>
          <text:p text:style-name="P1"><text:span text:style-name="T10">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1" draw:id="id11" draw:layer="layout" svg:width="2.267cm" svg:height="2.313cm" svg:x="16.186cm" svg:y="7.45cm">
          <text:p text:style-name="P1"><text:span text:style-name="T12">OF</text:span><text:span text:style-name="T11">Eca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8.493cm" svg:y1="8.593cm" svg:x2="16.186cm" svg:y2="8.606cm" draw:start-shape="id10" draw:start-glue-point="1" draw:end-shape="id11" svg:d="M8493 8593h3846v13h3847" svg:viewBox="0 0 7694 14">
          <text:p/>
        </draw:connector>
        <draw:custom-shape draw:style-name="gr13" draw:text-style-name="P8" xml:id="id12" draw:id="id12" draw:layer="layout" svg:width="3.937cm" svg:height="2.032cm" svg:x="3.667cm" svg:y="13.954cm">
          <text:p text:style-name="P1"><text:span text:style-name="T10">Get MF</text:span><text:span text:style-name="T13">Ecalib</text:span><text:span text:style-name="T11"> </text:span><text:span text:style-name="T12">from </text:span></text:p>
          <text:p text:style-name="P1"><text:span text:style-name="T10">library at </text:span></text:p>
          <text:p text:style-name="P1"><text:span text:style-name="T10">closes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3" draw:id="id13" draw:layer="layout" svg:width="3.937cm" svg:height="2.032cm" svg:x="8.217cm" svg:y="13.965cm">
          <text:p text:style-name="P1"><text:span text:style-name="T10">Trimm </text:span><text:span text:style-name="T14">MF</text:span><text:span text:style-name="T11">Ecalib <text:s/></text:span><text:span text:style-name="T12">to </text:span></text:p>
          <text:p text:style-name="P1"><text:span text:style-name="T12">required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4" draw:id="id14" draw:layer="layout" svg:width="4.833cm" svg:height="2.032cm" svg:x="12.905cm" svg:y="13.965cm">
          <text:p text:style-name="P1"><text:span text:style-name="T10">Decimate Noise</text:span></text:p>
          <text:p text:style-name="P1"><text:span text:style-name="T10">and calculate</text:span></text:p>
          <text:p text:style-name="P1"><text:span text:style-name="T12">NFactor</text:span><text:span text:style-name="T11">Eca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1.32cm" svg:y1="18.077cm" svg:x2="21.991cm" svg:y2="11.795cm" draw:start-shape="id9" draw:start-glue-point="10" draw:end-shape="id4" draw:end-glue-point="2" svg:d="M21320 18077h671v-6282" svg:viewBox="0 0 672 6283">
          <text:p/>
        </draw:connector>
        <draw:custom-shape draw:style-name="gr14" draw:text-style-name="P8" xml:id="id15" draw:id="id15" draw:layer="layout" svg:width="2.267cm" svg:height="2.313cm" svg:x="19.08cm" svg:y="13.816cm">
          <text:p text:style-name="P1"><text:span text:style-name="T12">OF</text:span><text:span text:style-name="T11">Eca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18.453cm" svg:y1="8.607cm" svg:x2="21.991cm" svg:y2="9.763cm" draw:start-shape="id11" draw:start-glue-point="10" draw:end-shape="id4" draw:end-glue-point="0" svg:d="M18453 8607h3538v1156" svg:viewBox="0 0 3539 1157">
          <text:p/>
        </draw:connector>
        <draw:connector draw:style-name="gr15" draw:text-style-name="P3" draw:layer="layout" svg:x1="7.604cm" svg:y1="14.97cm" svg:x2="8.217cm" svg:y2="14.981cm" draw:start-shape="id12" draw:start-glue-point="1" draw:end-shape="id13" draw:end-glue-point="3" svg:d="M7604 14970h306v11h307" svg:viewBox="0 0 614 12">
          <text:p/>
        </draw:connector>
        <draw:connector draw:style-name="gr15" draw:text-style-name="P3" draw:layer="layout" svg:x1="12.154cm" svg:y1="14.981cm" svg:x2="12.905cm" svg:y2="14.981cm" draw:start-shape="id13" draw:start-glue-point="1" draw:end-shape="id14" draw:end-glue-point="3" svg:d="M12154 14981h751" svg:viewBox="0 0 752 1">
          <text:p/>
        </draw:connector>
        <draw:connector draw:style-name="gr15" draw:text-style-name="P3" draw:layer="layout" svg:x1="17.738cm" svg:y1="14.981cm" svg:x2="19.08cm" svg:y2="14.973cm" draw:start-shape="id14" draw:start-glue-point="1" draw:end-shape="id15" draw:end-glue-point="6" svg:d="M17738 14981h671v-8h671" svg:viewBox="0 0 1343 9">
          <text:p/>
        </draw:connector>
        <draw:connector draw:style-name="gr15" draw:text-style-name="P3" draw:layer="layout" svg:x1="20.214cm" svg:y1="13.816cm" svg:x2="21.991cm" svg:y2="11.795cm" draw:start-shape="id15" draw:start-glue-point="4" draw:end-shape="id4" draw:end-glue-point="2" svg:d="M20214 13816v-1023h1777v-998" svg:viewBox="0 0 1778 2022">
          <text:p/>
        </draw:connector>
        <draw:frame draw:style-name="gr17" draw:text-style-name="P9" draw:layer="layout" svg:width="6.904cm" svg:height="1.27cm" svg:x="4.891cm" svg:y="3.032cm">
          <draw:text-box>
            <text:p><text:span text:style-name="T15">Multi E library</text:span></text:p>
          </draw:text-box>
        </draw:frame>
        <draw:connector draw:style-name="gr2" draw:text-style-name="P3" draw:layer="layout" svg:x1="2.27cm" svg:y1="12.557cm" svg:x2="3.667cm" svg:y2="14.97cm" draw:start-shape="id1" draw:start-glue-point="6" draw:end-shape="id12" draw:end-glue-point="3" svg:d="M2270 12557v2413h1397" svg:viewBox="0 0 1398 2414">
          <text:p/>
        </draw:connector>
        <draw:connector draw:style-name="gr2" draw:text-style-name="P3" draw:layer="layout" svg:x1="2.27cm" svg:y1="9.89cm" svg:x2="4.556cm" svg:y2="8.593cm" draw:start-shape="id1" draw:start-glue-point="4" draw:end-shape="id10" draw:end-glue-point="3" svg:d="M2270 9890v-1297h2286" svg:viewBox="0 0 2287 1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ite Ceballos</meta:initial-creator>
    <meta:creation-date>2016-01-28T18:01:43.141160334</meta:creation-date>
    <dc:date>2016-11-04T12:24:56.775290988</dc:date>
    <dc:creator>Maite Ceballos</dc:creator>
    <meta:editing-duration>PT26M21S</meta:editing-duration>
    <meta:editing-cycles>6</meta:editing-cycles>
    <meta:generator>LibreOffice/5.1.6.2.0$Linux_X86_64 LibreOffice_project/1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style color="blue">
      <mrow>
        <msub>
          <mi>E</mi>
          <mi mathvariant="normal">α</mi>
        </msub>
        <mo stretchy="false">&lt;</mo>
        <mi>E</mi>
        <mo stretchy="false">&lt;</mo>
        <msub>
          <mi>E</mi>
          <mi mathvariant="normal">β</mi>
        </msub>
      </mrow>
    </mstyle>
    <annotation encoding="StarMath 5.0">color blue {E_{%alpha} &lt; E &lt; {E_%beta}}

</annotation>
  </semantics>
</math>
</file>